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37">
      <style:table-cell-properties style:vertical-align="automatic"/>
      <style:text-properties fo:color="#FF0000"/>
    </style:style>
    <style:style style:name="ce7" style:family="table-cell" style:parent-style-name="Default" style:data-style-name="N37">
      <style:table-cell-properties style:vertical-align="automatic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FF" style:font-name="Calibri" style:font-name-asian="Calibri" style:font-name-complex="Calibri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FF0000" style:font-name="Calibri" style:font-name-asian="Calibri" style:font-name-complex="Calibri"/>
    </style:style>
    <style:style style:name="ce13" style:family="table-cell" style:parent-style-name="Default" style:data-style-name="N36">
      <style:table-cell-properties style:vertical-align="automatic"/>
      <style:text-properties fo:color="#FF0000" style:font-name="Calibri" style:font-name-asian="Calibri" style:font-name-complex="Calibri"/>
    </style:style>
    <style:style style:name="co1" style:family="table-column">
      <style:table-column-properties fo:break-before="auto" style:column-width="3.13972222222222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83986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4.09222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Abril &quot;;&quot;Dezembro&quot;;&quot;Fevereiro&quot;;&quot;Janeiro&quot;;&quot;Março&quot;;&quot;Maio&quot;;&quot;Junho&quot;;&quot;Julho&quot;;&quot;Agosto&quot;;&quot;Setembro&quot;;&quot;Outubro&quot;;&quot;Novembro&quot;)">
          <table:help-message/>
          <table:error-message table:display="true"/>
        </table:content-validation>
      </table:content-validations>
      <table:table table:name="Gastos_Detalhados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Mês</text:p>
          </table:table-cell>
          <table:table-cell office:value-type="string" table:style-name="ce2">
            <text:p>Descrição</text:p>
          </table:table-cell>
          <table:table-cell office:value-type="string" table:style-name="ce3">
            <text:p>Valor (R$)</text:p>
          </table:table-cell>
          <table:table-cell office:value-type="string" table:style-name="ce4">
            <text:p>Parcelas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Janeiro</text:p>
          </table:table-cell>
          <table:table-cell office:value-type="string" table:style-name="ce5">
            <text:p>PicPay</text:p>
          </table:table-cell>
          <table:table-cell office:value-type="currency" office:value="203.52" table:style-name="ce6">
            <text:p>R$ 203,52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Janeiro</text:p>
          </table:table-cell>
          <table:table-cell office:value-type="string" table:style-name="ce5">
            <text:p>PicPay</text:p>
          </table:table-cell>
          <table:table-cell office:value-type="currency" office:value="122.1" table:style-name="ce6">
            <text:p>R$ 122,10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Drogaria Moema</text:p>
          </table:table-cell>
          <table:table-cell office:value-type="currency" office:value="61.44" table:style-name="ce6">
            <text:p>R$ 61,44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CA Modas</text:p>
          </table:table-cell>
          <table:table-cell office:value-type="currency" office:value="69.67" table:style-name="ce6">
            <text:p>R$ 69,67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Coop Lojas</text:p>
          </table:table-cell>
          <table:table-cell office:value-type="currency" office:value="100.74" table:style-name="ce6">
            <text:p>R$ 100,74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Granata Roupa</text:p>
          </table:table-cell>
          <table:table-cell office:value-type="currency" office:value="68" table:style-name="ce6">
            <text:p>R$ 68,00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PicPay</text:p>
          </table:table-cell>
          <table:table-cell office:value-type="currency" office:value="190.93" table:style-name="ce6">
            <text:p>R$ 190,93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GymPass</text:p>
          </table:table-cell>
          <table:table-cell office:value-type="currency" office:value="139.9" table:style-name="ce6">
            <text:p>R$ 139,90</text:p>
          </table:table-cell>
          <table:table-cell office:value-type="string" table:style-name="ce5">
            <text:p>Mensal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Lanchonete</text:p>
          </table:table-cell>
          <table:table-cell office:value-type="currency" office:value="23.28" table:style-name="ce6">
            <text:p>R$ 23,28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Lanchonete</text:p>
          </table:table-cell>
          <table:table-cell office:value-type="currency" office:value="14" table:style-name="ce6">
            <text:p>R$ 14,0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Cabeleireiro</text:p>
          </table:table-cell>
          <table:table-cell office:value-type="currency" office:value="52.91" table:style-name="ce6">
            <text:p>R$ 52,91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icPay Nubia</text:p>
          </table:table-cell>
          <table:table-cell office:value-type="currency" office:value="91.64" table:style-name="ce6">
            <text:p>R$ 91,64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adaria Parque Real</text:p>
          </table:table-cell>
          <table:table-cell office:value-type="currency" office:value="38.14" table:style-name="ce6">
            <text:p>R$ 38,14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icPay AMIL</text:p>
          </table:table-cell>
          <table:table-cell office:value-type="currency" office:value="99.25" table:style-name="ce6">
            <text:p>R$ 99,25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Marmita na Rede</text:p>
          </table:table-cell>
          <table:table-cell office:value-type="currency" office:value="30" table:style-name="ce6">
            <text:p>R$ 30,0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Hirota</text:p>
          </table:table-cell>
          <table:table-cell office:value-type="currency" office:value="1.97" table:style-name="ce6">
            <text:p>R$ 1,97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icPay</text:p>
          </table:table-cell>
          <table:table-cell office:value-type="currency" office:value="79.819999999999993" table:style-name="ce6">
            <text:p>R$ 79,82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Lanchonete</text:p>
          </table:table-cell>
          <table:table-cell office:value-type="currency" office:value="11" table:style-name="ce6">
            <text:p>R$ 11,0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Spotify</text:p>
          </table:table-cell>
          <table:table-cell office:value-type="currency" office:value="27.9" table:style-name="ce6">
            <text:p>R$ 27,90</text:p>
          </table:table-cell>
          <table:table-cell office:value-type="string" table:style-name="ce5">
            <text:p>Mensal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adaria Nobrega</text:p>
          </table:table-cell>
          <table:table-cell office:value-type="currency" office:value="10.9" table:style-name="ce6">
            <text:p>R$ 10,9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Ifood Club</text:p>
          </table:table-cell>
          <table:table-cell office:value-type="currency" office:value="5.95" table:style-name="ce6">
            <text:p>R$ 5,95</text:p>
          </table:table-cell>
          <table:table-cell office:value-type="string" table:style-name="ce5">
            <text:p>Mensal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Ifood Hamburguer</text:p>
          </table:table-cell>
          <table:table-cell office:value-type="currency" office:value="49.9" table:style-name="ce6">
            <text:p>R$ 49,9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icPay</text:p>
          </table:table-cell>
          <table:table-cell office:value-type="currency" office:value="191.31" table:style-name="ce6">
            <text:p>R$ 191,31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Posto Cigarro</text:p>
          </table:table-cell>
          <table:table-cell office:value-type="currency" office:value="15" table:style-name="ce6">
            <text:p>R$ 15,0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Apple</text:p>
          </table:table-cell>
          <table:table-cell office:value-type="currency" office:value="4.9000000000000004" table:style-name="ce6">
            <text:p>R$ 4,90</text:p>
          </table:table-cell>
          <table:table-cell office:value-type="string" table:style-name="ce5">
            <text:p>Mensal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Ifood Restaurante</text:p>
          </table:table-cell>
          <table:table-cell office:value-type="currency" office:value="22.73" table:style-name="ce6">
            <text:p>R$ 22,73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Petrogral</text:p>
          </table:table-cell>
          <table:table-cell office:value-type="currency" office:value="13.48" table:style-name="ce6">
            <text:p>R$ 13,48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Uber</text:p>
          </table:table-cell>
          <table:table-cell office:value-type="currency" office:value="18.190000000000001" table:style-name="ce6">
            <text:p>R$ 18,19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Fevereiro</text:p>
          </table:table-cell>
          <table:table-cell office:value-type="string" table:style-name="ce5">
            <text:p>PicPay</text:p>
          </table:table-cell>
          <table:table-cell office:value-type="currency" office:value="91.66" table:style-name="ce6">
            <text:p>R$ 91,66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99 APP</text:p>
          </table:table-cell>
          <table:table-cell office:value-type="currency" office:value="5.8" table:style-name="ce6">
            <text:p>R$ 5,80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Fevereiro</text:p>
          </table:table-cell>
          <table:table-cell office:value-type="string" table:style-name="ce5">
            <text:p>PicPay</text:p>
          </table:table-cell>
          <table:table-cell office:value-type="currency" office:value="73.17" table:style-name="ce6">
            <text:p>R$ 73,17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Fevereiro</text:p>
          </table:table-cell>
          <table:table-cell office:value-type="string" table:style-name="ce5">
            <text:p>PicPay</text:p>
          </table:table-cell>
          <table:table-cell office:value-type="currency" office:value="47.74" table:style-name="ce6">
            <text:p>R$ 47,74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PicPay</text:p>
          </table:table-cell>
          <table:table-cell office:value-type="currency" office:value="43.75" table:style-name="ce6">
            <text:p>R$ 43,75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Dezembro</text:p>
          </table:table-cell>
          <table:table-cell office:value-type="string" table:style-name="ce5">
            <text:p>PicPay</text:p>
          </table:table-cell>
          <table:table-cell office:value-type="currency" office:value="186.22" table:style-name="ce6">
            <text:p>R$ 186,22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Dezembro</text:p>
          </table:table-cell>
          <table:table-cell office:value-type="string" table:style-name="ce5">
            <text:p>PicPay</text:p>
          </table:table-cell>
          <table:table-cell office:value-type="currency" office:value="295.13" table:style-name="ce6">
            <text:p>R$ 295,13</text:p>
          </table:table-cell>
          <table:table-cell office:value-type="string" table:style-name="ce5">
            <text:p>Ultima</text:p>
          </table:table-cell>
          <table:table-cell table:number-columns-repeated="16380"/>
        </table:table-row>
        <table:table-row table:style-name="ro2">
          <table:table-cell office:value-type="string" table:content-validation-name="val1" table:style-name="ce5">
            <text:p>Março</text:p>
          </table:table-cell>
          <table:table-cell office:value-type="string" table:style-name="ce5">
            <text:p>PicPay</text:p>
          </table:table-cell>
          <table:table-cell office:value-type="currency" office:value="56.06" table:style-name="ce6">
            <text:p>R$ 56,06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Mineiro Almoço</text:p>
          </table:table-cell>
          <table:table-cell office:value-type="currency" office:value="42.68" table:style-name="ce6">
            <text:p>R$ 42,68</text:p>
          </table:table-cell>
          <table:table-cell table:number-columns-repeated="16381" table:style-name="ce1"/>
        </table:table-row>
        <table:table-row table:style-name="ro2">
          <table:table-cell office:value-type="string" table:content-validation-name="val1" table:style-name="ce5">
            <text:p>Abril</text:p>
          </table:table-cell>
          <table:table-cell office:value-type="string" table:style-name="ce5">
            <text:p>Teste</text:p>
          </table:table-cell>
          <table:table-cell office:value-type="string" table:style-name="ce7">
            <text:p>R$1500,00</text:p>
          </table:table-cell>
          <table:table-cell table:number-columns-repeated="16381" table:style-name="ce1"/>
        </table:table-row>
        <table:table-row table:number-rows-repeated="9" table:style-name="ro2">
          <table:table-cell table:content-validation-name="val1" table:style-name="ce8"/>
          <table:table-cell table:style-name="ce1"/>
          <table:table-cell table:style-name="ce9"/>
          <table:table-cell table:number-columns-repeated="16381" table:style-name="ce1"/>
        </table:table-row>
        <table:table-row table:number-rows-repeated="953" table:style-name="ro2">
          <table:table-cell table:content-validation-name="val1" table:style-name="ce8"/>
          <table:table-cell table:style-name="ce1"/>
          <table:table-cell table:style-name="ce9"/>
          <table:table-cell table:number-columns-repeated="16381"/>
        </table:table-row>
        <table:table-row table:number-rows-repeated="1047575" table:style-name="ro3">
          <table:table-cell table:number-columns-repeated="16384"/>
        </table:table-row>
      </table:table>
      <table:table table:name="Entradas" table:style-name="ta1">
        <table:table-column table:style-name="co6" table:number-columns-repeated="2" table:default-cell-style-name="ce1"/>
        <table:table-column table:style-name="co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Mês</text:p>
          </table:table-cell>
          <table:table-cell office:value-type="string" table:style-name="ce2">
            <text:p>Descrição</text:p>
          </table:table-cell>
          <table:table-cell office:value-type="string" table:style-name="ce4">
            <text:p>Valor (R$)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Salário</text:p>
          </table:table-cell>
          <table:table-cell office:value-type="currency" office:value="2200" table:style-name="ce11">
            <text:p>R$ 2.2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Auxílio Home Office</text:p>
          </table:table-cell>
          <table:table-cell office:value-type="currency" office:value="150" table:style-name="ce11">
            <text:p>R$ 1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VR</text:p>
          </table:table-cell>
          <table:table-cell office:value-type="currency" office:value="900" table:style-name="ce11">
            <text:p>R$ 9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VT</text:p>
          </table:table-cell>
          <table:table-cell office:value-type="currency" office:value="200" table:style-name="ce11">
            <text:p>R$ 200</text:p>
          </table:table-cell>
          <table:table-cell table:number-columns-repeated="16381"/>
        </table:table-row>
        <table:table-row table:number-rows-repeated="1048571" table:style-name="ro3">
          <table:table-cell table:number-columns-repeated="16384"/>
        </table:table-row>
      </table:table>
      <table:table table:name="Saidas" table:style-name="ta1">
        <table:table-column table:style-name="co4" table:default-cell-style-name="ce1"/>
        <table:table-column table:style-name="co7" table:default-cell-style-name="ce1"/>
        <table:table-column table:style-name="co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Mês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Valor (R$)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Abril</text:p>
          </table:table-cell>
          <table:table-cell office:value-type="string" table:style-name="ce10">
            <text:p>DM Card</text:p>
          </table:table-cell>
          <table:table-cell office:value-type="currency" office:value="2700" table:style-name="ce12">
            <text:p>R$ 2.7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Abril</text:p>
          </table:table-cell>
          <table:table-cell office:value-type="string" table:style-name="ce10">
            <text:p>Nubank Card</text:p>
          </table:table-cell>
          <table:table-cell office:value-type="currency" office:value="233.34" table:style-name="ce12">
            <text:p>R$ 2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Empréstimo Itaú</text:p>
          </table:table-cell>
          <table:table-cell office:value-type="currency" office:value="300" table:style-name="ce12">
            <text:p>R$ 3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Empréstimo Nubank</text:p>
          </table:table-cell>
          <table:table-cell office:value-type="currency" office:value="40.54" table:style-name="ce12">
            <text:p>R$ 4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Caixa JBL</text:p>
          </table:table-cell>
          <table:table-cell office:value-type="currency" office:value="40" table:style-name="ce12">
            <text:p>R$ 4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Convênio</text:p>
          </table:table-cell>
          <table:table-cell office:value-type="currency" office:value="100" table:style-name="ce12">
            <text:p>R$ 1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Crédito Celular</text:p>
          </table:table-cell>
          <table:table-cell office:value-type="currency" office:value="30" table:style-name="ce12">
            <text:p>R$ 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Futebol</text:p>
          </table:table-cell>
          <table:table-cell office:value-type="currency" office:value="50" table:style-name="ce12">
            <text:p>R$ 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io</text:p>
          </table:table-cell>
          <table:table-cell office:value-type="string" table:style-name="ce10">
            <text:p>Conta de Água</text:p>
          </table:table-cell>
          <table:table-cell office:value-type="currency" office:value="90" table:style-name="ce13">
            <text:p>R$ 90</text:p>
          </table:table-cell>
          <table:table-cell table:number-columns-repeated="16381"/>
        </table:table-row>
        <table:table-row table:number-rows-repeated="1048566" table:style-name="ro3">
          <table:table-cell table:number-columns-repeated="16384"/>
        </table:table-row>
      </table:table>
      <table:table table:name="Resumo" table:style-name="ta1">
        <table:table-column table:style-name="co4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pt" number:country="BR">
      <number:currency-symbol number:language="pt" number:country="BR">R$ </number:currency-symbol>
      <number:number number:decimal-places="0" number:min-decimal-places="0" number:min-integer-digits="1" number:grouping="true"/>
    </number:currency-style>
    <number:currency-style style:name="N37" number:language="pt" number:country="BR">
      <number:currency-symbol number:language="pt" number:country="BR">R$ </number:currency-symbol>
      <number:number number:decimal-places="2" number:min-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Rede Mulher Empreendedora</dc:creator>
    <dc:date>2025-04-10T20:55:06Z</dc:date>
  </office:meta>
</office:document-meta>
</file>